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/>
    <style:font-face style:name="Courier New" svg:font-family="'Courier New'" style:font-pitch="variable"/>
    <style:font-face style:name="Droid Sans1" svg:font-family="'Droid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71cm" svg:stroke-color="#000000" svg:stroke-opacity="100%" draw:stroke-linejoin="round" draw:fill="none" fo:padding-top="0.16cm" fo:padding-bottom="0.16cm" fo:padding-left="0.285cm" fo:padding-right="0.285cm"/>
    </style:style>
    <style:style style:name="gr3" style:family="graphic" style:parent-style-name="standard">
      <style:graphic-properties draw:stroke="none" draw:fill="none" draw:textarea-vertical-align="middle" fo:min-height="0.922cm" fo:padding-top="0cm" fo:padding-bottom="0cm" fo:padding-left="0.176cm" fo:padding-right="0.176cm"/>
    </style:style>
    <style:style style:name="gr4" style:family="graphic" style:parent-style-name="standard">
      <style:graphic-properties draw:stroke="none" draw:fill="none" draw:textarea-vertical-align="middle" fo:min-height="0.882cm" fo:padding-top="0cm" fo:padding-bottom="0cm" fo:padding-left="0.176cm" fo:padding-right="0.176cm"/>
    </style:style>
    <style:style style:name="gr5" style:family="graphic" style:parent-style-name="standard">
      <style:graphic-properties draw:stroke="solid" svg:stroke-width="0.071cm" svg:stroke-color="#000000" draw:marker-end="EndMarker_5f_1" draw:marker-end-width="0.433cm" svg:stroke-opacity="100%" draw:stroke-linejoin="round" draw:fill="none" fo:padding-top="0.16cm" fo:padding-bottom="0.16cm" fo:padding-left="0.285cm" fo:padding-right="0.285cm"/>
    </style:style>
    <style:style style:name="gr6" style:family="graphic" style:parent-style-name="standard">
      <style:graphic-properties draw:stroke="none" draw:fill="none" draw:textarea-vertical-align="middle" fo:min-height="1.764cm" fo:padding-top="0cm" fo:padding-bottom="0cm" fo:padding-left="0.176cm" fo:padding-right="0.176cm"/>
    </style:style>
    <style:style style:name="gr7" style:family="graphic" style:parent-style-name="standard">
      <style:graphic-properties draw:stroke="none" draw:fill="solid" draw:fill-color="#ffbfbf" draw:shadow="hidden"/>
    </style:style>
    <style:style style:name="gr8" style:family="graphic" style:parent-style-name="standard">
      <style:graphic-properties draw:stroke="solid" svg:stroke-width="0.035cm" svg:stroke-color="#000000" svg:stroke-opacity="100%" draw:stroke-linejoin="round" draw:fill="none" fo:padding-top="0.142cm" fo:padding-bottom="0.142cm" fo:padding-left="0.267cm" fo:padding-right="0.267cm"/>
    </style:style>
    <style:style style:name="gr9" style:family="graphic" style:parent-style-name="standard">
      <style:graphic-properties draw:stroke="none" draw:fill="none" draw:textarea-vertical-align="middle" fo:min-height="0.67cm" fo:padding-top="0cm" fo:padding-bottom="0cm" fo:padding-left="0.176cm" fo:padding-right="0.176cm"/>
    </style:style>
    <style:style style:name="gr10" style:family="graphic" style:parent-style-name="standard">
      <style:graphic-properties draw:stroke="none" draw:fill="none" draw:textarea-vertical-align="middle" fo:min-height="2.117cm" fo:padding-top="0cm" fo:padding-bottom="0cm" fo:padding-left="0.176cm" fo:padding-right="0.176cm"/>
    </style:style>
    <style:style style:name="gr11" style:family="graphic" style:parent-style-name="standard">
      <style:graphic-properties draw:stroke="solid" svg:stroke-width="0.071cm" svg:stroke-color="#000000" draw:marker-end="EndMarker_5f_2" draw:marker-end-width="0.433cm" svg:stroke-opacity="100%" draw:stroke-linejoin="round" draw:fill="none" fo:padding-top="0.16cm" fo:padding-bottom="0.16cm" fo:padding-left="0.285cm" fo:padding-right="0.285cm"/>
    </style:style>
    <style:style style:name="gr12" style:family="graphic" style:parent-style-name="standard">
      <style:graphic-properties draw:stroke="solid" svg:stroke-width="0.071cm" svg:stroke-color="#000000" draw:marker-end="EndMarker_5f_3" draw:marker-end-width="0.433cm" svg:stroke-opacity="100%" draw:stroke-linejoin="round" draw:fill="none" fo:padding-top="0.16cm" fo:padding-bottom="0.16cm" fo:padding-left="0.285cm" fo:padding-right="0.285cm"/>
    </style:style>
    <style:style style:name="gr13" style:family="graphic" style:parent-style-name="standard">
      <style:graphic-properties draw:stroke="none" draw:fill="none" draw:textarea-vertical-align="middle" fo:min-height="0.953cm" fo:padding-top="0cm" fo:padding-bottom="0cm" fo:padding-left="0.176cm" fo:padding-right="0.176cm"/>
    </style:style>
    <style:style style:name="gr14" style:family="graphic" style:parent-style-name="standard">
      <style:graphic-properties draw:stroke="none" draw:fill="none" draw:textarea-vertical-align="middle" fo:min-height="2.258cm" fo:padding-top="0cm" fo:padding-bottom="0cm" fo:padding-left="0.176cm" fo:padding-right="0.176cm"/>
    </style:style>
    <style:style style:name="gr15" style:family="graphic" style:parent-style-name="standard">
      <style:graphic-properties draw:stroke="solid" svg:stroke-width="0.071cm" svg:stroke-color="#000000" draw:marker-end="EndMarker_5f_4" draw:marker-end-width="0.433cm" svg:stroke-opacity="100%" draw:stroke-linejoin="round" draw:fill="none" fo:padding-top="0.16cm" fo:padding-bottom="0.16cm" fo:padding-left="0.285cm" fo:padding-right="0.285cm"/>
    </style:style>
    <style:style style:name="gr16" style:family="graphic" style:parent-style-name="standard">
      <style:graphic-properties draw:stroke="solid" svg:stroke-width="0.071cm" svg:stroke-color="#000000" draw:marker-end="EndMarker_5f_5" draw:marker-end-width="0.433cm" svg:stroke-opacity="100%" draw:stroke-linejoin="round" draw:fill="none" fo:padding-top="0.16cm" fo:padding-bottom="0.16cm" fo:padding-left="0.285cm" fo:padding-right="0.285cm"/>
    </style:style>
    <style:style style:name="gr17" style:family="graphic" style:parent-style-name="standard">
      <style:graphic-properties draw:stroke="none" draw:fill="solid" draw:fill-color="#bfbfff" draw:shadow="hidden"/>
    </style:style>
    <style:style style:name="gr18" style:family="graphic" style:parent-style-name="standard">
      <style:graphic-properties draw:stroke="none" draw:fill="none" draw:textarea-vertical-align="middle" fo:min-height="0.631cm" fo:padding-top="0cm" fo:padding-bottom="0cm" fo:padding-left="0.176cm" fo:padding-right="0.176cm"/>
    </style:style>
    <style:style style:name="gr19" style:family="graphic" style:parent-style-name="standard">
      <style:graphic-properties draw:stroke="none" draw:fill="none" draw:textarea-vertical-align="middle" fo:min-height="0.576cm" fo:padding-top="0cm" fo:padding-bottom="0cm" fo:padding-left="0.176cm" fo:padding-right="0.176cm"/>
    </style:style>
    <style:style style:name="gr20" style:family="graphic" style:parent-style-name="standard">
      <style:graphic-properties draw:stroke="none" draw:fill="none" draw:textarea-vertical-align="middle" fo:min-height="0.575cm" fo:padding-top="0cm" fo:padding-bottom="0cm" fo:padding-left="0.176cm" fo:padding-right="0.176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P2" style:family="paragraph">
      <style:paragraph-properties fo:margin-left="0cm" fo:margin-right="0cm" fo:margin-top="0cm" fo:margin-bottom="0cm" fo:line-height="120%" fo:text-align="center" fo:text-indent="0cm"/>
      <style:text-properties fo:color="#c5000b" fo:text-shadow="1pt 1pt"/>
    </style:style>
    <style:style style:name="P3" style:family="paragraph">
      <style:text-properties fo:color="#c5000b" fo:text-shadow="1pt 1pt"/>
    </style:style>
    <style:style style:name="P4" style:family="paragraph">
      <style:paragraph-properties fo:margin-left="0cm" fo:margin-right="0cm" fo:margin-top="0cm" fo:margin-bottom="0cm" fo:line-height="120%" fo:text-align="center" fo:text-indent="0cm"/>
      <style:text-properties fo:color="#c5000b"/>
    </style:style>
    <style:style style:name="T1" style:family="text">
      <style:text-properties fo:color="#000000" style:font-name="Courier New1" fo:font-size="16pt" style:font-name-asian="Courier New1" style:font-size-asian="16pt" style:font-name-complex="Courier New1" style:font-size-complex="16pt"/>
    </style:style>
    <style:style style:name="T2" style:family="text">
      <style:text-properties fo:color="#000000" style:font-name="Courier New1" fo:font-size="20pt" style:font-name-asian="Courier New1" style:font-size-asian="20pt" style:font-name-complex="Courier New1" style:font-size-complex="20pt"/>
    </style:style>
    <style:style style:name="T3" style:family="text">
      <style:text-properties fo:color="#c5000b" style:font-name="Courier New1" fo:font-size="20pt" fo:text-shadow="1pt 1pt" style:font-name-asian="Courier New1" style:font-size-asian="20pt" style:font-name-complex="Courier New1" style:font-size-complex="20pt"/>
    </style:style>
    <style:style style:name="T4" style:family="text">
      <style:text-properties fo:color="#b1001c" style:font-name="Courier New1" fo:font-size="14pt" style:font-name-asian="Courier New1" style:font-size-asian="14pt" style:font-name-complex="Courier New1" style:font-size-complex="14pt"/>
    </style:style>
    <style:style style:name="T5" style:family="text">
      <style:text-properties fo:color="#000000" style:font-name="Courier New1" fo:font-size="14pt" style:font-name-asian="Courier New1" style:font-size-asian="14pt" style:font-name-complex="Courier New1" style:font-size-complex="14pt"/>
    </style:style>
    <style:style style:name="T6" style:family="text">
      <style:text-properties fo:color="#c5000b" style:font-name="Courier New1" fo:font-size="16pt" style:font-name-asian="Courier New1" style:font-size-asian="16pt" style:font-name-complex="Courier New1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anvas 1" draw:style-name="dp1" draw:master-page-name="Default">
        <draw:g>
          <draw:g>
            <draw:polygon draw:style-name="gr1" draw:layer="layout" svg:width="13.529cm" svg:height="1.275cm" svg:x="0.243cm" svg:y="3.639cm" svg:viewBox="0 0 13530 1276" draw:points="0,0 13530,0 13530,1276 0,1276">
              <text:p/>
            </draw:polygon>
            <draw:polygon draw:style-name="gr2" draw:layer="layout" svg:width="13.529cm" svg:height="1.275cm" svg:x="0.243cm" svg:y="3.639cm" svg:viewBox="0 0 13530 1276" draw:points="0,0 13530,0 13530,1276 0,1276">
              <text:p/>
            </draw:polygon>
          </draw:g>
          <draw:frame draw:style-name="gr3" draw:layer="layout" svg:width="13.529cm" svg:height="0.922cm" svg:x="0.243cm" svg:y="3.991cm">
            <draw:text-box>
              <text:p text:style-name="P1"><text:span text:style-name="T1">FDP front end</text:span></text:p>
            </draw:text-box>
          </draw:frame>
        </draw:g>
        <draw:g>
          <draw:path draw:style-name="gr1" draw:layer="layout" svg:width="3.916cm" svg:height="1.764cm" svg:x="5.18cm" svg:y="0.046cm" svg:viewBox="0 0 3917 1765" svg:d="M3344 258c764 345 764 904 0 1249-766 344-2005 344-2771 0-764-345-764-904 0-1249 766-344 2005-344 2771 0z">
            <text:p/>
          </draw:path>
          <draw:path draw:style-name="gr2" draw:layer="layout" svg:width="3.916cm" svg:height="1.764cm" svg:x="5.18cm" svg:y="0.046cm" svg:viewBox="0 0 3917 1765" svg:d="M3344 258c764 345 764 904 0 1249-766 344-2005 344-2771 0-764-345-764-904 0-1249 766-344 2005-344 2771 0z">
            <text:p/>
          </draw:path>
        </draw:g>
        <draw:frame draw:style-name="gr4" draw:layer="layout" svg:width="5.08cm" svg:height="1.406cm" svg:x="4.799cm" svg:y="0.167cm">
          <draw:text-box>
            <text:p text:style-name="P1"><text:span text:style-name="T1">Computation provider</text:span></text:p>
          </draw:text-box>
        </draw:frame>
        <draw:line draw:style-name="gr5" draw:layer="layout" svg:x1="6.708cm" svg:y1="1.751cm" svg:x2="6.685cm" svg:y2="3.602cm">
          <text:p/>
        </draw:line>
        <draw:g>
          <draw:g>
            <draw:polygon draw:style-name="gr1" draw:layer="layout" svg:width="3.966cm" svg:height="2.117cm" svg:x="1.24cm" svg:y="11.739cm" svg:viewBox="0 0 3967 2118" draw:points="0,0 3967,0 3967,2118 0,2118">
              <text:p/>
            </draw:polygon>
            <draw:polygon draw:style-name="gr2" draw:layer="layout" svg:width="3.966cm" svg:height="2.117cm" svg:x="1.24cm" svg:y="11.739cm" svg:viewBox="0 0 3967 2118" draw:points="0,0 3967,0 3967,2118 0,2118">
              <text:p/>
            </draw:polygon>
          </draw:g>
          <draw:frame draw:style-name="gr6" draw:layer="layout" svg:width="3.966cm" svg:height="1.78cm" svg:x="1.24cm" svg:y="12.084cm">
            <draw:text-box>
              <text:p text:style-name="P1"><text:span text:style-name="T2">Data provider</text:span></text:p>
            </draw:text-box>
          </draw:frame>
        </draw:g>
        <draw:g>
          <draw:polygon draw:style-name="gr7" draw:layer="layout" svg:width="3.393cm" svg:height="1.023cm" svg:x="2.928cm" svg:y="2.069cm" svg:viewBox="0 0 3394 1024" draw:points="0,0 3394,0 3394,1024 0,1024">
            <text:p/>
          </draw:polygon>
          <draw:polygon draw:style-name="gr8" draw:layer="layout" svg:width="3.393cm" svg:height="1.023cm" svg:x="2.928cm" svg:y="2.069cm" svg:viewBox="0 0 3394 1024" draw:points="0,0 3394,0 3394,1024 0,1024">
            <text:p/>
          </draw:polygon>
        </draw:g>
        <draw:frame draw:style-name="gr9" draw:text-style-name="P3" draw:layer="layout" svg:width="3.394cm" svg:height="0.81cm" svg:x="2.928cm" svg:y="2.152cm">
          <draw:text-box>
            <text:p text:style-name="P2"><text:span text:style-name="T3">Queries</text:span></text:p>
          </draw:text-box>
        </draw:frame>
        <draw:g>
          <draw:polygon draw:style-name="gr1" draw:layer="layout" svg:width="5.521cm" svg:height="2.663cm" svg:x="0.243cm" svg:y="6.972cm" svg:viewBox="0 0 5522 2664" draw:points="0,0 5522,0 5522,2664 0,2664">
            <text:p/>
          </draw:polygon>
          <draw:polygon draw:style-name="gr2" draw:layer="layout" svg:width="5.521cm" svg:height="2.663cm" svg:x="0.243cm" svg:y="6.972cm" svg:viewBox="0 0 5522 2664" draw:points="0,0 5522,0 5522,2664 0,2664">
            <text:p/>
          </draw:polygon>
        </draw:g>
        <draw:frame draw:style-name="gr10" draw:layer="layout" svg:width="5.115cm" svg:height="2.117cm" svg:x="0.446cm" svg:y="7.21cm">
          <draw:text-box>
            <text:p text:style-name="P1"><text:span text:style-name="T1">Kakute runtime</text:span><text:span text:style-name="T1"><text:line-break/></text:span><text:span text:style-name="T4">Untrusted </text:span><text:span text:style-name="T4"><text:line-break/></text:span><text:span text:style-name="T4">Computing</text:span></text:p>
          </draw:text-box>
        </draw:frame>
        <draw:line draw:style-name="gr11" draw:layer="layout" svg:x1="5.969cm" svg:y1="4.872cm" svg:x2="3.048cm" svg:y2="7.031cm">
          <text:p/>
        </draw:line>
        <draw:line draw:style-name="gr12" draw:layer="layout" svg:x1="3.048cm" svg:y1="11.73cm" svg:x2="3.048cm" svg:y2="9.574cm">
          <text:p/>
        </draw:line>
        <draw:g>
          <draw:polygon draw:style-name="gr1" draw:layer="layout" svg:width="6.597cm" svg:height="0.953cm" svg:x="0.005cm" svg:y="10.452cm" svg:viewBox="0 0 6598 954" draw:points="0,0 6598,0 6598,954 0,954">
            <text:p/>
          </draw:polygon>
          <draw:frame draw:style-name="gr13" draw:layer="layout" svg:width="6.597cm" svg:height="0.953cm" svg:x="0.005cm" svg:y="10.452cm">
            <draw:text-box>
              <text:p text:style-name="P1"><text:span text:style-name="T5">Data + Security Tags</text:span></text:p>
            </draw:text-box>
          </draw:frame>
        </draw:g>
        <draw:g>
          <draw:polygon draw:style-name="gr1" draw:layer="layout" svg:width="5.521cm" svg:height="2.663cm" svg:x="8.964cm" svg:y="6.972cm" svg:viewBox="0 0 5522 2664" draw:points="0,0 5522,0 5522,2664 0,2664">
            <text:p/>
          </draw:polygon>
          <draw:polygon draw:style-name="gr2" draw:layer="layout" svg:width="5.521cm" svg:height="2.663cm" svg:x="8.964cm" svg:y="6.972cm" svg:viewBox="0 0 5522 2664" draw:points="0,0 5522,0 5522,2664 0,2664">
            <text:p/>
          </draw:polygon>
        </draw:g>
        <draw:frame draw:style-name="gr14" draw:layer="layout" svg:width="5.115cm" svg:height="2.258cm" svg:x="9.167cm" svg:y="7.21cm">
          <draw:text-box>
            <text:p text:style-name="P1"><text:span text:style-name="T1">FDP </text:span><text:span text:style-name="T1"><text:line-break/></text:span><text:span text:style-name="T1">aggregator</text:span></text:p>
          </draw:text-box>
        </draw:frame>
        <draw:line draw:style-name="gr15" draw:layer="layout" svg:x1="5.715cm" svg:y1="8.301cm" svg:x2="9.017cm" svg:y2="8.301cm">
          <text:p/>
        </draw:line>
        <draw:line draw:style-name="gr16" draw:layer="layout" svg:x1="11.176cm" svg:y1="6.904cm" svg:x2="8.255cm" svg:y2="4.872cm">
          <text:p/>
        </draw:line>
        <draw:g>
          <draw:polygon draw:style-name="gr17" draw:layer="layout" svg:width="4.257cm" svg:height="0.883cm" svg:x="9.639cm" svg:y="5.293cm" svg:viewBox="0 0 4258 884" draw:points="0,0 4258,0 4258,884 0,884">
            <text:p/>
          </draw:polygon>
          <draw:polygon draw:style-name="gr8" draw:layer="layout" svg:width="4.257cm" svg:height="0.883cm" svg:x="9.639cm" svg:y="5.293cm" svg:viewBox="0 0 4258 884" draw:points="0,0 4258,0 4258,884 0,884">
            <text:p/>
          </draw:polygon>
        </draw:g>
        <draw:frame draw:style-name="gr18" draw:text-style-name="P1" draw:layer="layout" svg:width="4.257cm" svg:height="0.64cm" svg:x="9.639cm" svg:y="5.542cm">
          <draw:text-box>
            <text:p text:style-name="P1"><text:span text:style-name="T1">Result</text:span></text:p>
          </draw:text-box>
        </draw:frame>
        <draw:g>
          <draw:polygon draw:style-name="gr17" draw:layer="layout" svg:width="4.257cm" svg:height="0.883cm" svg:x="9.806cm" svg:y="5.39cm" svg:viewBox="0 0 4258 884" draw:points="0,0 4258,0 4258,884 0,884">
            <text:p/>
          </draw:polygon>
          <draw:polygon draw:style-name="gr8" draw:layer="layout" svg:width="4.257cm" svg:height="0.883cm" svg:x="9.806cm" svg:y="5.39cm" svg:viewBox="0 0 4258 884" draw:points="0,0 4258,0 4258,884 0,884">
            <text:p/>
          </draw:polygon>
        </draw:g>
        <draw:frame draw:style-name="gr18" draw:text-style-name="P1" draw:layer="layout" svg:width="4.258cm" svg:height="0.64cm" svg:x="9.806cm" svg:y="5.638cm">
          <draw:text-box>
            <text:p text:style-name="P1"><text:span text:style-name="T1">Result</text:span></text:p>
          </draw:text-box>
        </draw:frame>
        <draw:g>
          <draw:polygon draw:style-name="gr17" draw:layer="layout" svg:width="4.257cm" svg:height="0.883cm" svg:x="9.975cm" svg:y="5.485cm" svg:viewBox="0 0 4258 884" draw:points="0,0 4258,0 4258,884 0,884">
            <text:p/>
          </draw:polygon>
          <draw:polygon draw:style-name="gr8" draw:layer="layout" svg:width="4.257cm" svg:height="0.883cm" svg:x="9.975cm" svg:y="5.485cm" svg:viewBox="0 0 4258 884" draw:points="0,0 4258,0 4258,884 0,884">
            <text:p/>
          </draw:polygon>
        </draw:g>
        <draw:frame draw:style-name="gr18" draw:text-style-name="P1" draw:layer="layout" svg:width="4.811cm" svg:height="0.64cm" svg:x="9.775cm" svg:y="5.634cm">
          <draw:text-box>
            <text:p text:style-name="P1"><text:span text:style-name="T1">Result (FDP)</text:span></text:p>
          </draw:text-box>
        </draw:frame>
        <draw:g>
          <draw:g>
            <draw:polygon draw:style-name="gr17" draw:layer="layout" svg:width="2.428cm" svg:height="0.878cm" svg:x="6.054cm" svg:y="8.627cm" svg:viewBox="0 0 2429 879" draw:points="0,0 2429,0 2429,879 0,879">
              <text:p/>
            </draw:polygon>
            <draw:polygon draw:style-name="gr8" draw:layer="layout" svg:width="2.428cm" svg:height="0.878cm" svg:x="6.054cm" svg:y="8.627cm" svg:viewBox="0 0 2429 879" draw:points="0,0 2429,0 2429,879 0,879">
              <text:p/>
            </draw:polygon>
          </draw:g>
          <draw:frame draw:style-name="gr19" draw:text-style-name="P1" draw:layer="layout" svg:width="2.428cm" svg:height="0.64cm" svg:x="6.054cm" svg:y="8.898cm">
            <draw:text-box>
              <text:p text:style-name="P1"><text:span text:style-name="T1">Result</text:span></text:p>
            </draw:text-box>
          </draw:frame>
        </draw:g>
        <draw:g>
          <draw:g>
            <draw:polygon draw:style-name="gr17" draw:layer="layout" svg:width="2.428cm" svg:height="0.878cm" svg:x="6.15cm" svg:y="8.723cm" svg:viewBox="0 0 2429 879" draw:points="0,0 2429,0 2429,879 0,879">
              <text:p/>
            </draw:polygon>
            <draw:polygon draw:style-name="gr8" draw:layer="layout" svg:width="2.428cm" svg:height="0.878cm" svg:x="6.15cm" svg:y="8.723cm" svg:viewBox="0 0 2429 879" draw:points="0,0 2429,0 2429,879 0,879">
              <text:p/>
            </draw:polygon>
          </draw:g>
          <draw:frame draw:style-name="gr20" draw:text-style-name="P1" draw:layer="layout" svg:width="2.428cm" svg:height="0.64cm" svg:x="6.15cm" svg:y="8.994cm">
            <draw:text-box>
              <text:p text:style-name="P1"><text:span text:style-name="T1">Result</text:span></text:p>
            </draw:text-box>
          </draw:frame>
        </draw:g>
        <draw:g>
          <draw:g>
            <draw:polygon draw:style-name="gr17" draw:layer="layout" svg:width="2.428cm" svg:height="0.878cm" svg:x="6.246cm" svg:y="8.819cm" svg:viewBox="0 0 2429 879" draw:points="0,0 2429,0 2429,879 0,879">
              <text:p/>
            </draw:polygon>
            <draw:polygon draw:style-name="gr8" draw:layer="layout" svg:width="2.428cm" svg:height="0.878cm" svg:x="6.246cm" svg:y="8.819cm" svg:viewBox="0 0 2429 879" draw:points="0,0 2429,0 2429,879 0,879">
              <text:p/>
            </draw:polygon>
          </draw:g>
          <draw:frame draw:style-name="gr20" draw:text-style-name="P4" draw:layer="layout" svg:width="2.428cm" svg:height="0.64cm" svg:x="6.246cm" svg:y="9.089cm">
            <draw:text-box>
              <text:p text:style-name="P4"><text:span text:style-name="T6">Result</text:span></text:p>
            </draw:text-box>
          </draw:frame>
        </draw:g>
        <draw:g>
          <draw:polygon draw:style-name="gr7" draw:layer="layout" svg:width="3.393cm" svg:height="1.023cm" svg:x="1.432cm" svg:y="5.372cm" svg:viewBox="0 0 3394 1024" draw:points="0,0 3394,0 3394,1024 0,1024">
            <text:p/>
          </draw:polygon>
          <draw:polygon draw:style-name="gr8" draw:layer="layout" svg:width="3.393cm" svg:height="1.023cm" svg:x="1.432cm" svg:y="5.372cm" svg:viewBox="0 0 3394 1024" draw:points="0,0 3394,0 3394,1024 0,1024">
            <text:p/>
          </draw:polygon>
        </draw:g>
        <draw:frame draw:style-name="gr9" draw:text-style-name="P3" draw:layer="layout" svg:width="3.394cm" svg:height="0.81cm" svg:x="1.432cm" svg:y="5.455cm">
          <draw:text-box>
            <text:p text:style-name="P2"><text:span text:style-name="T3">Queries</text:span></text:p>
          </draw:text-box>
        </draw:frame>
        <draw:line draw:style-name="gr5" draw:layer="layout" svg:x1="7.62cm" svg:y1="3.675cm" svg:x2="7.614cm" svg:y2="1.824cm">
          <text:p/>
        </draw:line>
        <draw:g>
          <draw:polygon draw:style-name="gr17" draw:layer="layout" svg:width="4.257cm" svg:height="0.883cm" svg:x="7.931cm" svg:y="1.993cm" svg:viewBox="0 0 4258 884" draw:points="0,0 4258,0 4258,884 0,884">
            <text:p/>
          </draw:polygon>
          <draw:polygon draw:style-name="gr8" draw:layer="layout" svg:width="4.257cm" svg:height="0.883cm" svg:x="7.931cm" svg:y="1.993cm" svg:viewBox="0 0 4258 884" draw:points="0,0 4258,0 4258,884 0,884">
            <text:p/>
          </draw:polygon>
        </draw:g>
        <draw:frame draw:style-name="gr18" draw:text-style-name="P1" draw:layer="layout" svg:width="4.257cm" svg:height="0.64cm" svg:x="7.931cm" svg:y="2.242cm">
          <draw:text-box>
            <text:p text:style-name="P1"><text:span text:style-name="T1">Result</text:span></text:p>
          </draw:text-box>
        </draw:frame>
        <draw:g>
          <draw:polygon draw:style-name="gr17" draw:layer="layout" svg:width="4.257cm" svg:height="0.883cm" svg:x="8.098cm" svg:y="2.09cm" svg:viewBox="0 0 4258 884" draw:points="0,0 4258,0 4258,884 0,884">
            <text:p/>
          </draw:polygon>
          <draw:polygon draw:style-name="gr8" draw:layer="layout" svg:width="4.257cm" svg:height="0.883cm" svg:x="8.098cm" svg:y="2.09cm" svg:viewBox="0 0 4258 884" draw:points="0,0 4258,0 4258,884 0,884">
            <text:p/>
          </draw:polygon>
        </draw:g>
        <draw:frame draw:style-name="gr18" draw:text-style-name="P1" draw:layer="layout" svg:width="4.258cm" svg:height="0.64cm" svg:x="8.098cm" svg:y="2.338cm">
          <draw:text-box>
            <text:p text:style-name="P1"><text:span text:style-name="T1">Result</text:span></text:p>
          </draw:text-box>
        </draw:frame>
        <draw:g>
          <draw:polygon draw:style-name="gr17" draw:layer="layout" svg:width="4.257cm" svg:height="0.883cm" svg:x="8.267cm" svg:y="2.185cm" svg:viewBox="0 0 4258 884" draw:points="0,0 4258,0 4258,884 0,884">
            <text:p/>
          </draw:polygon>
          <draw:polygon draw:style-name="gr8" draw:layer="layout" svg:width="4.257cm" svg:height="0.883cm" svg:x="8.267cm" svg:y="2.185cm" svg:viewBox="0 0 4258 884" draw:points="0,0 4258,0 4258,884 0,884">
            <text:p/>
          </draw:polygon>
        </draw:g>
        <draw:frame draw:style-name="gr18" draw:text-style-name="P1" draw:layer="layout" svg:width="4.811cm" svg:height="0.64cm" svg:x="8.067cm" svg:y="2.334cm">
          <draw:text-box>
            <text:p text:style-name="P1"><text:span text:style-name="T1">Result (FDP)</text:span></text:p>
          </draw:text-box>
        </draw:frame>
        <draw:g>
          <draw:g>
            <draw:path draw:style-name="gr1" draw:layer="layout" svg:width="0.888cm" svg:height="0.888cm" svg:x="6.223cm" svg:y="2.115cm" svg:viewBox="0 0 889 889" svg:d="M759 130c173 174 173 455 0 629-174 173-455 173-629 0-173-174-173-455 0-629 174-173 455-173 629 0z">
              <text:p/>
            </draw:path>
            <draw:path draw:style-name="gr2" draw:layer="layout" svg:width="0.888cm" svg:height="0.888cm" svg:x="6.223cm" svg:y="2.115cm" svg:viewBox="0 0 889 889" svg:d="M759 130c173 174 173 455 0 629-174 173-455 173-629 0-173-174-173-455 0-629 174-173 455-173 629 0z">
              <text:p/>
            </draw:path>
          </draw:g>
          <draw:frame draw:style-name="gr4" draw:layer="layout" svg:width="0.762cm" svg:height="0.882cm" svg:x="6.277cm" svg:y="2.212cm">
            <draw:text-box>
              <text:p text:style-name="P1"><text:span text:style-name="T1">1</text:span></text:p>
            </draw:text-box>
          </draw:frame>
        </draw:g>
        <draw:g>
          <draw:g>
            <draw:path draw:style-name="gr1" draw:layer="layout" svg:width="0.888cm" svg:height="0.888cm" svg:x="7.493cm" svg:y="2.359cm" svg:viewBox="0 0 889 889" svg:d="M759 130c173 174 173 455 0 629-174 173-455 173-629 0-173-174-173-455 0-629 174-173 455-173 629 0z">
              <text:p/>
            </draw:path>
            <draw:path draw:style-name="gr2" draw:layer="layout" svg:width="0.888cm" svg:height="0.888cm" svg:x="7.493cm" svg:y="2.359cm" svg:viewBox="0 0 889 889" svg:d="M759 130c173 174 173 455 0 629-174 173-455 173-629 0-173-174-173-455 0-629 174-173 455-173 629 0z">
              <text:p/>
            </draw:path>
          </draw:g>
          <draw:frame draw:style-name="gr4" draw:text-style-name="P1" draw:layer="layout" svg:width="0.762cm" svg:height="0.882cm" svg:x="7.547cm" svg:y="2.456cm">
            <draw:text-box>
              <text:p text:style-name="P1"><text:span text:style-name="T1">5</text:span></text:p>
            </draw:text-box>
          </draw:frame>
        </draw:g>
        <draw:g>
          <draw:g>
            <draw:path draw:style-name="gr1" draw:layer="layout" svg:width="0.888cm" svg:height="0.888cm" svg:x="4.688cm" svg:y="5.227cm" svg:viewBox="0 0 889 889" svg:d="M759 130c173 174 173 455 0 629-174 173-455 173-629 0-173-174-173-455 0-629 174-173 455-173 629 0z">
              <text:p/>
            </draw:path>
            <draw:path draw:style-name="gr2" draw:layer="layout" svg:width="0.888cm" svg:height="0.888cm" svg:x="4.688cm" svg:y="5.227cm" svg:viewBox="0 0 889 889" svg:d="M759 130c173 174 173 455 0 629-174 173-455 173-629 0-173-174-173-455 0-629 174-173 455-173 629 0z">
              <text:p/>
            </draw:path>
          </draw:g>
          <draw:frame draw:style-name="gr4" draw:layer="layout" svg:width="0.762cm" svg:height="0.882cm" svg:x="4.742cm" svg:y="5.324cm">
            <draw:text-box>
              <text:p text:style-name="P1"><text:span text:style-name="T1">2</text:span></text:p>
            </draw:text-box>
          </draw:frame>
        </draw:g>
        <draw:g>
          <draw:g>
            <draw:path draw:style-name="gr1" draw:layer="layout" svg:width="0.888cm" svg:height="0.888cm" svg:x="6.985cm" svg:y="8.047cm" svg:viewBox="0 0 889 889" svg:d="M759 130c173 174 173 455 0 629-174 173-455 173-629 0-173-174-173-455 0-629 174-173 455-173 629 0z">
              <text:p/>
            </draw:path>
            <draw:path draw:style-name="gr2" draw:layer="layout" svg:width="0.888cm" svg:height="0.888cm" svg:x="6.985cm" svg:y="8.047cm" svg:viewBox="0 0 889 889" svg:d="M759 130c173 174 173 455 0 629-174 173-455 173-629 0-173-174-173-455 0-629 174-173 455-173 629 0z">
              <text:p/>
            </draw:path>
          </draw:g>
          <draw:frame draw:style-name="gr4" draw:text-style-name="P1" draw:layer="layout" svg:width="0.762cm" svg:height="0.882cm" svg:x="7.039cm" svg:y="8.144cm">
            <draw:text-box>
              <text:p text:style-name="P1"><text:span text:style-name="T1">3</text:span></text:p>
            </draw:text-box>
          </draw:frame>
        </draw:g>
        <draw:g>
          <draw:g>
            <draw:path draw:style-name="gr1" draw:layer="layout" svg:width="0.888cm" svg:height="0.888cm" svg:x="8.879cm" svg:y="5.245cm" svg:viewBox="0 0 889 889" svg:d="M759 130c173 174 173 455 0 629-174 173-455 173-629 0-173-174-173-455 0-629 174-173 455-173 629 0z">
              <text:p/>
            </draw:path>
            <draw:path draw:style-name="gr2" draw:layer="layout" svg:width="0.888cm" svg:height="0.888cm" svg:x="8.879cm" svg:y="5.245cm" svg:viewBox="0 0 889 889" svg:d="M759 130c173 174 173 455 0 629-174 173-455 173-629 0-173-174-173-455 0-629 174-173 455-173 629 0z">
              <text:p/>
            </draw:path>
          </draw:g>
          <draw:frame draw:style-name="gr4" draw:layer="layout" svg:width="0.762cm" svg:height="0.882cm" svg:x="8.933cm" svg:y="5.342cm">
            <draw:text-box>
              <text:p text:style-name="P1"><text:span text:style-name="T1">4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/>
    <style:font-face style:name="Courier New" svg:font-family="'Courier New'" style:font-pitch="variable"/>
    <style:font-face style:name="Droid Sans1" svg:font-family="'Droid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EndMarker_5f_1" draw:display-name="EndMarker_1" svg:viewBox="0 0 20 20" svg:d="M10 0l-10 20h20z"/>
    <draw:marker draw:name="EndMarker_5f_2" draw:display-name="EndMarker_2" svg:viewBox="0 0 20 20" svg:d="M10 0l-10 20h20z"/>
    <draw:marker draw:name="EndMarker_5f_3" draw:display-name="EndMarker_3" svg:viewBox="0 0 20 20" svg:d="M10 0l-10 20h20z"/>
    <draw:marker draw:name="EndMarker_5f_4" draw:display-name="EndMarker_4" svg:viewBox="0 0 20 20" svg:d="M10 0l-10 20h20z"/>
    <draw:marker draw:name="EndMarker_5f_5" draw:display-name="EndMarker_5" svg:viewBox="0 0 20 20" svg:d="M10 0l-10 2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815cm" fo:page-height="13.93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1-09T01:19:54.874834451</dc:date>
    <meta:generator>LibreOffice/4.2.8.2$Linux_X86_64 LibreOffice_project/420m0$Build-2</meta:generator>
    <meta:editing-duration>PT1M32S</meta:editing-duration>
    <meta:editing-cycles>7</meta:editing-cycles>
    <meta:document-statistic meta:object-count="103"/>
  </office:meta>
</office:document-meta>
</file>